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B0000011E2567F3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draw:marker-start-width="0.245cm" draw:marker-end-width="0.245cm" draw:fill="solid" draw:fill-color="#ffffcc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3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0.1cm" fo:min-width="0cm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cm" svg:height="10.23cm" svg:x="1.5cm" svg:y="6.8cm">
          <draw:image xlink:href="Pictures/10000000000002BB0000011E2567F3BD.png" xlink:type="simple" xlink:show="embed" xlink:actuate="onLoad">
            <text:p/>
          </draw:image>
        </draw:frame>
        <draw:custom-shape draw:style-name="gr2" draw:text-style-name="P1" draw:layer="layout" svg:width="0.15cm" svg:height="4.75cm" svg:x="13.225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57cm" svg:height="0.657cm" svg:x="11.768cm" svg:y="10.7cm">
          <draw:text-box>
            <text:p text:style-name="P2"><text:span text:style-name="T1">Isoform 5a ex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8:00:45.362451265</meta:creation-date>
    <dc:date>2017-04-29T22:10:22.700423508</dc:date>
    <meta:editing-duration>PT3H23M16S</meta:editing-duration>
    <meta:editing-cycles>1</meta:editing-cycles>
    <meta:document-statistic meta:object-count="26"/>
    <meta:generator>LibreOffice/4.2.8.2$Linux_X86_64 LibreOffice_project/420m0$Build-2</meta:generator>
  </office:meta>
</office:document-meta>
</file>